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dffb7" officeooo:paragraph-rsid="001dff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/cache/*</text:p>
      <text:p text:style-name="P1">app/logs/*</text:p>
      <text:p text:style-name="P1">/.settings</text:p>
      <text:p text:style-name="P1">/.buildpath</text:p>
      <text:p text:style-name="P1">/.project</text:p>
      <text:p text:style-name="P1">/.idea</text:p>
      <text:p text:style-name="P1">app/bootstrap.php.cache</text:p>
      <text:p text:style-name="P1">atlassian-ide-plugin.xml</text:p>
      <text:p text:style-name="P1">composer.phar</text:p>
      <text:p text:style-name="P1">composer.lock</text:p>
      <text:p text:style-name="P1">/vendor</text:p>
      <text:p text:style-name="P1">node_modules/</text:p>
      <text:p text:style-name="P1">build/</text:p>
      <text:p text:style-name="P1">/cov</text:p>
      <text:p text:style-name="P1">/web/bundles</text:p>
      <text:p text:style-name="P1">/web/css</text:p>
      <text:p text:style-name="P1">/web/js</text:p>
      <text:p text:style-name="P1">/web/uploads/users/*</text:p>
      <text:p text:style-name="P1">/web/media/cache</text:p>
      <text:p text:style-name="P1">/web/build.js</text:p>
      <text:p text:style-name="P1">/app/phpunit.xml</text:p>
      <text:p text:style-name="P1">/app/karma.conf.js</text:p>
      <text:p text:style-name="P1">/app/config/parameters.yml</text:p>
      <text:p text:style-name="P1">/app/config/parameters_test.yml</text:p>
      <text:p text:style-name="P1">*~</text:p>
      <text:p text:style-name="P1"></text:p>
      <text:p text:style-name="P1">/app/SymfonyRequirements.ph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3T14:49:04.071355091</dc:date>
    <meta:document-statistic meta:table-count="0" meta:image-count="0" meta:object-count="0" meta:page-count="1" meta:paragraph-count="27" meta:word-count="26" meta:character-count="383" meta:non-whitespace-character-count="357"/>
    <meta:generator>LibreOffice/4.2.8.2$Linux_X86_64 LibreOffice_project/420m0$Build-2</meta:generator>
  </office:meta>
</office:document-meta>
</file>